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standard">
      <style:graphic-properties svg:stroke-width="0.1cm" svg:stroke-color="#808080" draw:marker-start-width="0.35cm" draw:marker-end-width="0.35cm" draw:fill="gradient" draw:fill-color="#0066cc" draw:fill-gradient-name="Gradient_20_16" draw:gradient-step-count="0" draw:textarea-horizontal-align="justify" draw:textarea-vertical-align="middle" draw:auto-grow-height="false" fo:min-height="1.85cm" fo:min-width="3.3cm" fo:padding-top="0.175cm" fo:padding-bottom="0.175cm" fo:padding-left="0.3cm" fo:padding-right="0.3cm"/>
    </style:style>
    <style:style style:name="gr41" style:family="graphic" style:parent-style-name="standard">
      <style:graphic-properties draw:stroke="none" draw:fill="solid" draw:fill-color="#ffd320" draw:textarea-horizontal-align="justify" draw:textarea-vertical-align="middle" draw:auto-grow-height="false" fo:min-height="0.084cm" fo:min-width="0cm"/>
    </style:style>
    <style:style style:name="gr42" style:family="graphic" style:parent-style-name="standard">
      <style:graphic-properties draw:stroke="none" draw:fill="solid" draw:fill-color="#b3b3b3" draw:textarea-horizontal-align="justify" draw:textarea-vertical-align="middle" draw:auto-grow-height="false" fo:min-height="0.353cm" fo:min-width="0.306cm"/>
    </style:style>
    <style:style style:name="gr43" style:family="graphic" style:parent-style-name="standard">
      <style:graphic-properties draw:stroke="none" draw:fill="solid" draw:fill-color="#b3b3b3" draw:textarea-horizontal-align="justify" draw:textarea-vertical-align="middle" draw:auto-grow-height="false" fo:min-height="0.064cm" fo:min-width="0.136cm"/>
    </style:style>
    <style:style style:name="gr44" style:family="graphic" style:parent-style-name="standard">
      <style:graphic-properties svg:stroke-width="0.1cm" svg:stroke-color="#808080" draw:marker-start-width="0.35cm" draw:marker-end-width="0.35cm" draw:fill="none" draw:fill-color="#0066cc" draw:textarea-horizontal-align="justify" draw:textarea-vertical-align="middle" draw:auto-grow-height="false" fo:min-height="1.85cm" fo:min-width="3.3cm" fo:padding-top="0.175cm" fo:padding-bottom="0.175cm" fo:padding-left="0.3cm" fo:padding-right="0.3cm"/>
    </style:style>
    <style:style style:name="gr45" style:family="graphic" style:parent-style-name="standard">
      <style:graphic-properties svg:stroke-width="0.1cm" svg:stroke-color="#666666" draw:marker-start="Arrow" draw:marker-start-width="0.45cm" draw:marker-end="Arrow" draw:marker-end-width="0.45cm" draw:textarea-vertical-align="middle" fo:padding-top="0.175cm" fo:padding-bottom="0.175cm" fo:padding-left="0.3cm" fo:padding-right="0.3cm"/>
    </style:style>
    <style:style style:name="gr46" style:family="graphic" style:parent-style-name="standard">
      <style:graphic-properties svg:stroke-width="0.1cm" svg:stroke-color="#808080" draw:marker-start-width="0.35cm" draw:marker-end-width="0.35cm" draw:fill="gradient" draw:fill-color="#0066cc" draw:fill-gradient-name="Gradient_20_17" draw:gradient-step-count="0" draw:textarea-horizontal-align="justify" draw:textarea-vertical-align="middle" draw:auto-grow-height="false" fo:min-height="1.85cm" fo:min-width="3.3cm" fo:padding-top="0.175cm" fo:padding-bottom="0.175cm" fo:padding-left="0.3cm" fo:padding-right="0.3cm"/>
    </style:style>
    <style:style style:name="gr47"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8"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9"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50"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51"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52"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53"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4" style:family="graphic" style:parent-style-name="standard">
      <style:graphic-properties draw:stroke="none" svg:stroke-color="#000000" draw:fill="none" draw:fill-color="#ffffff" fo:min-height="2.635cm"/>
      <style:paragraph-properties style:writing-mode="lr-tb"/>
    </style:style>
    <style:style style:name="gr55" style:family="graphic" style:parent-style-name="standard">
      <style:graphic-properties draw:stroke="none" svg:stroke-color="#000000" draw:fill="none" draw:fill-color="#ffffff" fo:min-height="0.75cm"/>
      <style:paragraph-properties style:writing-mode="lr-tb"/>
    </style:style>
    <style:style style:name="gr56" style:family="graphic" style:parent-style-name="standard">
      <style:graphic-properties draw:stroke="none" svg:stroke-color="#000000" draw:fill="solid" draw:fill-color="#ffffff" draw:textarea-horizontal-align="center" draw:textarea-vertical-align="middle" fo:min-height="2.635cm" draw:shadow="hidden"/>
    </style:style>
    <style:style style:name="gr57" style:family="graphic" style:parent-style-name="objectwithoutfill">
      <style:graphic-properties svg:stroke-width="0.2cm" svg:stroke-color="#000000" draw:marker-start-width="0.5cm" draw:marker-end-width="0.5cm" draw:fill="none" draw:textarea-vertical-align="middle" fo:padding-top="0.225cm" fo:padding-bottom="0.225cm" fo:padding-left="0.35cm" fo:padding-right="0.35cm"/>
    </style:style>
    <style:style style:name="gr58"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gr59"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60" style:family="graphic" style:parent-style-name="standard">
      <style:graphic-properties draw:stroke="none" svg:stroke-color="#000000" draw:fill="none" draw:fill-color="#ffffff" fo:min-height="1.318cm"/>
      <style:paragraph-properties style:writing-mode="lr-tb"/>
    </style:style>
    <style:style style:name="gr61" style:family="graphic" style:parent-style-name="standard">
      <style:graphic-properties draw:stroke="none" svg:stroke-color="#000000" draw:fill="solid" draw:fill-color="#ffffff" draw:textarea-horizontal-align="center" draw:textarea-vertical-align="middle" fo:min-height="1.318cm" draw:shadow="hidden"/>
    </style:style>
    <style:style style:name="gr62" style:family="graphic" style:parent-style-name="standard">
      <style:graphic-properties draw:stroke="solid" svg:stroke-width="0.1cm" svg:stroke-color="#ffffff" draw:marker-start-width="0.5cm" draw:marker-end-width="0.5cm" draw:fill="none" draw:fill-color="#dc2300" draw:textarea-horizontal-align="justify" draw:textarea-vertical-align="middle" draw:auto-grow-height="false" fo:min-height="0.357cm" fo:min-width="0.107cm" fo:padding-top="0.225cm" fo:padding-bottom="0.225cm" fo:padding-left="0.35cm" fo:padding-right="0.35cm" draw:shadow="hidden"/>
    </style:style>
    <style:style style:name="gr63" style:family="graphic" style:parent-style-name="standard">
      <style:graphic-properties svg:stroke-width="0.1cm" svg:stroke-color="#ffffff" draw:marker-start-width="0.35cm" draw:marker-end-width="0.35cm" draw:fill="none" draw:textarea-horizontal-align="justify" draw:textarea-vertical-align="middle" draw:auto-grow-height="false" fo:min-height="0.65cm" fo:min-width="2cm" fo:padding-top="0.175cm" fo:padding-bottom="0.175cm" fo:padding-left="0.3cm" fo:padding-right="0.3cm"/>
    </style:style>
    <style:style style:name="gr64" style:family="graphic" style:parent-style-name="standard">
      <style:graphic-properties svg:stroke-width="0.1cm" svg:stroke-color="#ffffff" draw:marker-start-width="0.35cm" draw:marker-end-width="0.35cm" draw:fill="none" draw:textarea-horizontal-align="justify" draw:textarea-vertical-align="middle" draw:auto-grow-height="false" fo:min-height="0.55cm" fo:min-width="1.9cm" fo:padding-top="0.175cm" fo:padding-bottom="0.175cm" fo:padding-left="0.3cm" fo:padding-right="0.3cm"/>
    </style:style>
    <style:style style:name="gr65" style:family="graphic" style:parent-style-name="standard">
      <style:graphic-properties svg:stroke-width="0.1cm" svg:stroke-color="#ffffff" draw:marker-start-width="0.35cm" draw:marker-end-width="0.35cm" draw:fill="none" draw:textarea-horizontal-align="justify" draw:textarea-vertical-align="middle" draw:auto-grow-height="false" fo:min-height="0.952cm" fo:min-width="0.702cm" fo:padding-top="0.175cm" fo:padding-bottom="0.175cm" fo:padding-left="0.3cm" fo:padding-right="0.3cm" draw:shadow="hidden"/>
    </style:style>
    <style:style style:name="gr66" style:family="graphic" style:parent-style-name="standard">
      <style:graphic-properties draw:stroke="none" draw:fill="solid" draw:fill-color="#ffffff" draw:textarea-horizontal-align="justify" draw:textarea-vertical-align="middle" draw:auto-grow-height="false" fo:min-height="3.65cm" fo:min-width="1.5cm"/>
    </style:style>
    <style:style style:name="gr6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082cm" fo:min-width="3.832cm" fo:padding-top="0.175cm" fo:padding-bottom="0.175cm" fo:padding-left="0.3cm" fo:padding-right="0.3cm"/>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gradient" draw:fill-color="#0066cc" draw:fill-gradient-name="Gradient_20_16" draw:gradient-step-count="0"/>
      <style:paragraph-properties fo:text-align="center"/>
    </style:style>
    <style:style style:name="P17" style:family="paragraph">
      <loext:graphic-properties draw:fill="none" draw:fill-color="#0066cc"/>
      <style:paragraph-properties fo:text-align="center"/>
    </style:style>
    <style:style style:name="P18" style:family="paragraph">
      <loext:graphic-properties draw:fill="gradient" draw:fill-color="#0066cc" draw:fill-gradient-name="Gradient_20_17" draw:gradient-step-count="0"/>
      <style:paragraph-properties fo:text-align="center"/>
    </style:style>
    <style:style style:name="P19" style:family="paragraph">
      <loext:graphic-properties draw:fill="none" draw:fill-color="#000000"/>
      <style:paragraph-properties fo:text-align="center"/>
    </style:style>
    <style:style style:name="P20"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21"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22" style:family="paragraph">
      <loext:graphic-properties draw:fill="none"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3" style:family="paragraph">
      <loext:graphic-properties draw:fill="solid"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4" style:family="paragraph">
      <loext:graphic-properties draw:fill="none" draw:fill-color="#dc2300"/>
      <style:paragraph-properties fo:text-align="center"/>
    </style:style>
    <style:style style:name="T1" style:family="text">
      <style:text-properties fo:color="#ffffff" loext:opacity="100%" style:font-name="DejaVu Sans" fo:font-size="32pt" fo:font-weight="bold" style:font-size-asian="32pt" style:font-weight-asian="bold" style:font-size-complex="32pt" style:font-weight-complex="bold"/>
    </style:style>
    <style:style style:name="T2" style:family="text">
      <style:text-properties fo:color="#ffffff" loext:opacity="100%" style:font-name="DejaVu Sans" fo:font-size="64pt" fo:font-weight="bold" style:font-size-asian="64pt" style:font-weight-asian="bold" style:font-size-complex="6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g>
          <draw:custom-shape draw:style-name="gr40" draw:text-style-name="P16" draw:layer="layout" svg:width="3.9cm" svg:height="2.2cm" svg:x="1cm" svg:y="2.7cm">
            <text:p/>
            <draw:enhanced-geometry svg:viewBox="0 0 21600 21600" draw:type="rectangle" draw:enhanced-path="M 0 0 L 21600 0 21600 21600 0 21600 0 0 Z N"/>
          </draw:custom-shape>
          <draw:custom-shape draw:style-name="gr41" draw:text-style-name="P11" draw:layer="layout" svg:width="0.508cm" svg:height="0.47cm" svg:x="4.222cm" svg:y="2.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3" draw:layer="layout" svg:width="1.611cm" svg:height="1.808cm" svg:x="1.932cm" svg:y="3.092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3" draw:layer="layout" svg:width="1.271cm" svg:height="0.943cm" svg:x="3.289cm" svg:y="3.957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17" draw:layer="layout" svg:width="3.9cm" svg:height="2.2cm" svg:x="1cm" svg:y="2.7cm">
            <text:p/>
            <draw:enhanced-geometry svg:viewBox="0 0 21600 21600" draw:type="rectangle" draw:enhanced-path="M 0 0 L 21600 0 21600 21600 0 21600 0 0 Z N"/>
          </draw:custom-shape>
        </draw:g>
        <draw:line draw:style-name="gr45" draw:text-style-name="P14" draw:layer="layout" svg:x1="2.6cm" svg:y1="0.1cm" svg:x2="4.9cm" svg:y2="2.3cm">
          <text:p/>
        </draw:line>
        <draw:g>
          <draw:custom-shape draw:style-name="gr46" draw:text-style-name="P18" draw:layer="layout" svg:width="3.9cm" svg:height="2.2cm" draw:transform="rotate (1.5707963267949) translate (0.1cm 4cm)">
            <text:p/>
            <draw:enhanced-geometry svg:viewBox="0 0 21600 21600" draw:type="rectangle" draw:enhanced-path="M 0 0 L 21600 0 21600 21600 0 21600 0 0 Z N"/>
          </draw:custom-shape>
          <draw:custom-shape draw:style-name="gr41" draw:text-style-name="P11" draw:layer="layout" svg:width="0.508cm" svg:height="0.47cm" draw:transform="rotate (1.5707963267949) translate (0.258cm 0.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3" draw:layer="layout" svg:width="1.611cm" svg:height="1.808cm" draw:transform="rotate (1.5707963267949) translate (0.492cm 3.068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3" draw:layer="layout" svg:width="1.271cm" svg:height="0.943cm" draw:transform="rotate (1.5707963267949) translate (1.357cm 1.711cm)">
            <text:p/>
            <draw:enhanced-geometry svg:viewBox="0 0 21600 21600" draw:glue-points="?f0 0 ?f1 10800 0 21600 10800 21600 21600 21600 ?f7 10800" draw:text-areas="?f1 10800 ?f2 18000 ?f3 7200 ?f4 21600" draw:type="isosceles-triangle" draw:modifiers="10896.58074697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4" draw:text-style-name="P17" draw:layer="layout" svg:width="3.9cm" svg:height="2.2cm" draw:transform="rotate (1.5707963267949) translate (0.1cm 4cm)">
            <text:p/>
            <draw:enhanced-geometry svg:viewBox="0 0 21600 21600" draw:type="rectangle" draw:enhanced-path="M 0 0 L 21600 0 21600 21600 0 21600 0 0 Z N"/>
          </draw:custom-shape>
        </draw:g>
      </draw:page>
      <draw:page draw:name="page21" draw:style-name="dp1" draw:master-page-name="Standard">
        <draw:line draw:style-name="gr47" draw:text-style-name="P7" draw:layer="layout" svg:x1="0.8cm" svg:y1="3.4cm" svg:x2="2cm" svg:y2="4.8cm">
          <text:p/>
        </draw:line>
        <draw:line draw:style-name="gr47" draw:text-style-name="P7" draw:layer="layout" svg:x1="4.4cm" svg:y1="0.2cm" svg:x2="2cm" svg:y2="4.8cm">
          <text:p/>
        </draw:line>
      </draw:page>
      <draw:page draw:name="page22" draw:style-name="dp1" draw:master-page-name="Standard">
        <draw:custom-shape draw:style-name="gr48"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3" draw:style-name="dp1" draw:master-page-name="Standard">
        <draw:custom-shape draw:style-name="gr4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1.7cm" svg:y1="1.6cm" svg:x2="3.3cm" svg:y2="1.6cm">
          <text:p/>
        </draw:line>
        <draw:line draw:style-name="gr52" draw:text-style-name="P7" draw:layer="layout" svg:x1="3.3cm" svg:y1="1.6cm" svg:x2="3.3cm" svg:y2="3.1cm">
          <text:p/>
        </draw:line>
        <draw:line draw:style-name="gr52" draw:text-style-name="P7" draw:layer="layout" svg:x1="1.7cm" svg:y1="3.4cm" svg:x2="1.7cm" svg:y2="1.9cm">
          <text:p/>
        </draw:line>
        <draw:line draw:style-name="gr51" draw:text-style-name="P7" draw:layer="layout" svg:x1="1.7cm" svg:y1="3.4cm" svg:x2="3.3cm" svg:y2="3.4cm">
          <text:p/>
        </draw:line>
      </draw:page>
      <draw:page draw:name="page24"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0" draw:layer="layout" svg:width="4.1cm" svg:height="2.885cm" svg:x="0.45cm" svg:y="1.058cm">
          <draw:text-box>
            <text:p text:style-name="P14"><text:span text:style-name="T1">AF</text:span></text:p>
            <text:p text:style-name="P14"><text:span text:style-name="T1">MF</text:span></text:p>
          </draw:text-box>
        </draw:frame>
        <draw:frame draw:style-name="gr55" draw:text-style-name="P1" draw:layer="layout" svg:width="2.6cm" svg:height="1cm" svg:x="-0.2cm" svg:y="-1.4cm">
          <draw:text-box>
            <text:p>TEXT</text:p>
          </draw:text-box>
        </draw:frame>
      </draw:page>
      <draw:page draw:name="page25"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page>
      <draw:page draw:name="page2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line draw:style-name="gr57" draw:text-style-name="P7" draw:layer="layout" svg:x1="1.4cm" svg:y1="1.4cm" svg:x2="3.5cm" svg:y2="3.6cm">
          <text:p/>
        </draw:line>
        <draw:line draw:style-name="gr58" draw:text-style-name="P7" draw:layer="layout" svg:x1="1.4cm" svg:y1="1.4cm" svg:x2="3.5cm" svg:y2="3.6cm">
          <text:p/>
        </draw:line>
      </draw:page>
      <draw:page draw:name="page2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6" draw:text-style-name="P21" draw:layer="layout" svg:width="0.862cm" svg:height="0.822cm" svg:x="1.683cm" svg:y="1.41cm" svg:viewBox="0 0 863 823" svg:d="M598 673h-332l-53 150h-213l305-823h253l305 823h-214zM319 520h225l-112-327z">
            <text:p/>
          </draw:path>
          <draw:polygon draw:style-name="gr56" draw:text-style-name="P21" draw:layer="layout" svg:width="0.572cm" svg:height="0.822cm" svg:x="2.657cm" svg:y="1.41cm" svg:viewBox="0 0 573 823" draw:points="0,0 573,0 573,160 212,160 212,314 551,314 551,474 212,474 212,823 0,823">
            <text:p/>
          </draw:polygon>
          <draw:polygon draw:style-name="gr56" draw:text-style-name="P21" draw:layer="layout" svg:width="0.915cm" svg:height="0.822cm" svg:x="1.656cm" svg:y="2.727cm" svg:viewBox="0 0 916 823" draw:points="0,0 270,0 458,440 646,0 916,0 916,823 715,823 715,221 525,665 391,665 201,221 201,823 0,823">
            <text:p/>
          </draw:polygon>
          <draw:polygon draw:style-name="gr56" draw:text-style-name="P21" draw:layer="layout" svg:width="0.572cm" svg:height="0.822cm" svg:x="2.782cm" svg:y="2.727cm" svg:viewBox="0 0 573 823" draw:points="0,0 573,0 573,160 212,160 212,314 551,314 551,474 212,474 212,823 0,823">
            <text:p/>
          </draw:polygon>
        </draw:g>
        <draw:frame draw:style-name="gr55" draw:text-style-name="P1" draw:layer="layout" svg:width="2.6cm" svg:height="1cm" svg:x="-0.2cm" svg:y="-1.4cm">
          <draw:text-box>
            <text:p>PATH</text:p>
          </draw:text-box>
        </draw:frame>
      </draw:page>
      <draw:page draw:name="page2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0" draw:text-style-name="P20" draw:layer="layout" svg:width="4.1cm" svg:height="1.568cm" svg:x="0.45cm" svg:y="1.716cm">
          <draw:text-box>
            <text:p text:style-name="P14"><text:span text:style-name="T1">ISO</text:span></text:p>
          </draw:text-box>
        </draw:frame>
        <draw:frame draw:style-name="gr55" draw:text-style-name="P1" draw:layer="layout" svg:width="2.6cm" svg:height="1cm" svg:x="-0.2cm" svg:y="-1.4cm">
          <draw:text-box>
            <text:p>TEXT</text:p>
          </draw:text-box>
        </draw:frame>
      </draw:page>
      <draw:page draw:name="page29"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61" draw:text-style-name="P21" draw:layer="layout" svg:width="0.211cm" svg:height="0.822cm" svg:x="1.508cm" svg:y="2.068cm" svg:viewBox="0 0 212 823" svg:d="M0 0c71 0 141 0 212 0 0 274 0 548 0 823-71 0-141 0-212 0 0-275 0-549 0-823z">
            <text:p/>
          </draw:path>
          <draw:path draw:style-name="gr61" draw:text-style-name="P21"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61" draw:text-style-name="P21"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55" draw:text-style-name="P1" draw:layer="layout" svg:width="2.6cm" svg:height="1cm" svg:x="-0.2cm" svg:y="-1.4cm">
          <draw:text-box>
            <text:p>PATH</text:p>
          </draw:text-box>
        </draw:frame>
      </draw:page>
      <draw:page draw:name="page30"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61" draw:text-style-name="P21" draw:layer="layout" svg:width="0.211cm" svg:height="0.822cm" svg:x="1.508cm" svg:y="2.068cm" svg:viewBox="0 0 212 823" svg:d="M0 0c71 0 141 0 212 0 0 274 0 548 0 823-71 0-141 0-212 0 0-275 0-549 0-823z">
            <text:p/>
          </draw:path>
          <draw:path draw:style-name="gr61" draw:text-style-name="P21"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61" draw:text-style-name="P21"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55" draw:text-style-name="P1" draw:layer="layout" svg:width="2.6cm" svg:height="1cm" svg:x="-0.2cm" svg:y="-1.4cm">
          <draw:text-box>
            <text:p>PATH</text:p>
          </draw:text-box>
        </draw:frame>
      </draw:page>
      <draw:page draw:name="page31"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2"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3"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1cm" svg:y1="2.5cm" svg:x2="3.9cm" svg:y2="2.5cm">
          <text:p/>
        </draw:line>
        <draw:line draw:style-name="gr51" draw:text-style-name="P7" draw:layer="layout" svg:x1="1.1cm" svg:y1="2.5cm" svg:x2="1.9cm" svg:y2="2.5cm">
          <text:p/>
        </draw:line>
        <draw:line draw:style-name="gr51" draw:text-style-name="P7" draw:layer="layout" svg:x1="2.5cm" svg:y1="3.9cm" svg:x2="2.5cm" svg:y2="3.1cm">
          <text:p/>
        </draw:line>
        <draw:line draw:style-name="gr51" draw:text-style-name="P7" draw:layer="layout" svg:x1="2.5cm" svg:y1="1.9cm" svg:x2="2.5cm" svg:y2="1.1cm">
          <text:p/>
        </draw:line>
        <draw:line draw:style-name="gr51" draw:text-style-name="P7" draw:layer="layout" svg:x1="2.934cm" svg:y1="2.1cm" svg:x2="3.5cm" svg:y2="1.534cm">
          <text:p/>
        </draw:line>
        <draw:line draw:style-name="gr51" draw:text-style-name="P7" draw:layer="layout" svg:x1="1.512cm" svg:y1="3.491cm" svg:x2="2.078cm" svg:y2="2.925cm">
          <text:p/>
        </draw:line>
        <draw:line draw:style-name="gr51" draw:text-style-name="P7" draw:layer="layout" svg:x1="2.921cm" svg:y1="2.931cm" svg:x2="3.487cm" svg:y2="3.497cm">
          <text:p/>
        </draw:line>
        <draw:line draw:style-name="gr51" draw:text-style-name="P7" draw:layer="layout" svg:x1="1.497cm" svg:y1="1.528cm" svg:x2="2.063cm" svg:y2="2.094cm">
          <text:p/>
        </draw:line>
      </draw:page>
      <draw:page draw:name="page34"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1cm" svg:y1="2.5cm" svg:x2="3.9cm" svg:y2="2.5cm">
          <text:p/>
        </draw:line>
        <draw:line draw:style-name="gr51" draw:text-style-name="P7" draw:layer="layout" svg:x1="1.1cm" svg:y1="2.5cm" svg:x2="1.9cm" svg:y2="2.5cm">
          <text:p/>
        </draw:line>
        <draw:line draw:style-name="gr51" draw:text-style-name="P7" draw:layer="layout" svg:x1="2.5cm" svg:y1="3.9cm" svg:x2="2.5cm" svg:y2="3.1cm">
          <text:p/>
        </draw:line>
        <draw:line draw:style-name="gr51" draw:text-style-name="P7" draw:layer="layout" svg:x1="2.5cm" svg:y1="1.9cm" svg:x2="2.5cm" svg:y2="1.1cm">
          <text:p/>
        </draw:line>
        <draw:line draw:style-name="gr51" draw:text-style-name="P7" draw:layer="layout" svg:x1="2.934cm" svg:y1="2.1cm" svg:x2="3.5cm" svg:y2="1.534cm">
          <text:p/>
        </draw:line>
        <draw:line draw:style-name="gr51" draw:text-style-name="P7" draw:layer="layout" svg:x1="1.512cm" svg:y1="3.491cm" svg:x2="2.078cm" svg:y2="2.925cm">
          <text:p/>
        </draw:line>
        <draw:line draw:style-name="gr51" draw:text-style-name="P7" draw:layer="layout" svg:x1="2.921cm" svg:y1="2.931cm" svg:x2="3.487cm" svg:y2="3.497cm">
          <text:p/>
        </draw:line>
        <draw:line draw:style-name="gr51" draw:text-style-name="P7" draw:layer="layout" svg:x1="1.497cm" svg:y1="1.528cm" svg:x2="2.063cm" svg:y2="2.094cm">
          <text:p/>
        </draw:line>
      </draw:page>
      <draw:page draw:name="page35"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 draw:text-style-name="P22" draw:layer="layout" svg:width="4.1cm" svg:height="2.885cm" svg:x="0.45cm" svg:y="1.058cm">
          <draw:text-box>
            <text:p text:style-name="P14"><text:span text:style-name="T2">A</text:span></text:p>
          </draw:text-box>
        </draw:frame>
        <draw:frame draw:style-name="gr55" draw:text-style-name="P1" draw:layer="layout" svg:width="2.6cm" svg:height="1cm" svg:x="-0.2cm" svg:y="-1.4cm">
          <draw:text-box>
            <text:p>TEXT</text:p>
          </draw:text-box>
        </draw:frame>
      </draw:page>
      <draw:page draw:name="page3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3" draw:layer="layout" svg:width="1.724cm" svg:height="1.646cm" svg:x="1.637cm" svg:y="1.633cm" svg:viewBox="0 0 1725 1647" svg:d="M1195 1347h-664l-104 300h-427l610-1647h506l609 1647h-426zM637 1041h451l-225-655z">
          <text:p/>
        </draw:path>
        <draw:frame draw:style-name="gr55" draw:text-style-name="P1" draw:layer="layout" svg:width="2.6cm" svg:height="1cm" svg:x="-0.2cm" svg:y="-1.4cm">
          <draw:text-box>
            <text:p>PATH</text:p>
          </draw:text-box>
        </draw:frame>
      </draw:page>
      <draw:page draw:name="page3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23" draw:layer="layout" svg:width="1.724cm" svg:height="1.646cm" svg:x="1.637cm" svg:y="1.633cm" svg:viewBox="0 0 1725 1647" svg:d="M1195 1347h-664l-104 300h-427l610-1647h506l609 1647h-426zM637 1041h451l-225-655z">
          <text:p/>
        </draw:path>
        <draw:frame draw:style-name="gr55" draw:text-style-name="P1" draw:layer="layout" svg:width="2.6cm" svg:height="1cm" svg:x="-0.2cm" svg:y="-1.4cm">
          <draw:text-box>
            <text:p>PATH</text:p>
          </draw:text-box>
        </draw:frame>
      </draw:page>
      <draw:page draw:name="page3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284cm" svg:y1="2.3cm" svg:x2="4.084cm" svg:y2="2.3cm">
          <text:p/>
        </draw:line>
        <draw:line draw:style-name="gr51" draw:text-style-name="P7" draw:layer="layout" svg:x1="0.916cm" svg:y1="2.3cm" svg:x2="1.716cm" svg:y2="2.3cm">
          <text:p/>
        </draw:line>
        <draw:line draw:style-name="gr51" draw:text-style-name="P7" draw:layer="layout" svg:x1="2.5cm" svg:y1="3.9cm" svg:x2="2.5cm" svg:y2="3.1cm">
          <text:p/>
        </draw:line>
        <draw:line draw:style-name="gr51" draw:text-style-name="P7" draw:layer="layout" svg:x1="1.312cm" svg:y1="3.391cm" svg:x2="1.878cm" svg:y2="2.825cm">
          <text:p/>
        </draw:line>
        <draw:line draw:style-name="gr51" draw:text-style-name="P7" draw:layer="layout" svg:x1="3.121cm" svg:y1="2.831cm" svg:x2="3.687cm" svg:y2="3.397cm">
          <text:p/>
        </draw:line>
        <draw:path draw:style-name="gr62" draw:text-style-name="P24"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9" draw:style-name="dp1" draw:master-page-name="Standard">
        <draw:custom-shape draw:style-name="gr59" draw:text-style-name="P10" draw:layer="layout" svg:width="3.599cm" svg:height="3.599cm" svg:x="0.701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3.284cm" svg:y1="2.3cm" svg:x2="4.084cm" svg:y2="2.3cm">
          <text:p/>
        </draw:line>
        <draw:line draw:style-name="gr51" draw:text-style-name="P7" draw:layer="layout" svg:x1="0.916cm" svg:y1="2.3cm" svg:x2="1.716cm" svg:y2="2.3cm">
          <text:p/>
        </draw:line>
        <draw:line draw:style-name="gr51" draw:text-style-name="P7" draw:layer="layout" svg:x1="2.5cm" svg:y1="3.9cm" svg:x2="2.5cm" svg:y2="3.1cm">
          <text:p/>
        </draw:line>
        <draw:line draw:style-name="gr51" draw:text-style-name="P7" draw:layer="layout" svg:x1="1.312cm" svg:y1="3.391cm" svg:x2="1.878cm" svg:y2="2.825cm">
          <text:p/>
        </draw:line>
        <draw:line draw:style-name="gr51" draw:text-style-name="P7" draw:layer="layout" svg:x1="3.121cm" svg:y1="2.831cm" svg:x2="3.687cm" svg:y2="3.397cm">
          <text:p/>
        </draw:line>
        <draw:path draw:style-name="gr62" draw:text-style-name="P24"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40"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2.5cm" svg:y1="3.9cm" svg:x2="2.5cm" svg:y2="3.1cm">
          <text:p/>
        </draw:line>
        <draw:line draw:style-name="gr51" draw:text-style-name="P7" draw:layer="layout" svg:x1="2.5cm" svg:y1="1.9cm" svg:x2="2.5cm" svg:y2="1.1cm">
          <text:p/>
        </draw:line>
        <draw:custom-shape draw:style-name="gr63" draw:text-style-name="P7" draw:layer="layout" svg:width="2.5cm" svg:height="0.9cm" svg:x="1.25cm" svg:y="2.05cm">
          <text:p/>
          <draw:enhanced-geometry svg:viewBox="0 0 21600 21600" draw:type="rectangle" draw:enhanced-path="M 0 0 L 21600 0 21600 21600 0 21600 0 0 Z N"/>
        </draw:custom-shape>
        <draw:line draw:style-name="gr51" draw:text-style-name="P7" draw:layer="layout" svg:x1="3.3cm" svg:y1="3.9cm" svg:x2="3.3cm" svg:y2="3.1cm">
          <text:p/>
        </draw:line>
        <draw:line draw:style-name="gr51" draw:text-style-name="P7" draw:layer="layout" svg:x1="3.3cm" svg:y1="1.9cm" svg:x2="3.3cm" svg:y2="1.1cm">
          <text:p/>
        </draw:line>
        <draw:line draw:style-name="gr51" draw:text-style-name="P7" draw:layer="layout" svg:x1="1.7cm" svg:y1="3.9cm" svg:x2="1.7cm" svg:y2="3.1cm">
          <text:p/>
        </draw:line>
        <draw:line draw:style-name="gr51" draw:text-style-name="P7" draw:layer="layout" svg:x1="1.7cm" svg:y1="1.9cm" svg:x2="1.7cm" svg:y2="1.1cm">
          <text:p/>
        </draw:line>
      </draw:page>
      <draw:page draw:name="page41"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1" draw:text-style-name="P7" draw:layer="layout" svg:x1="2.5cm" svg:y1="3.9cm" svg:x2="2.5cm" svg:y2="3.1cm">
          <text:p/>
        </draw:line>
        <draw:line draw:style-name="gr51" draw:text-style-name="P7" draw:layer="layout" svg:x1="2.5cm" svg:y1="1.9cm" svg:x2="2.5cm" svg:y2="1.1cm">
          <text:p/>
        </draw:line>
        <draw:custom-shape draw:style-name="gr64" draw:text-style-name="P7" draw:layer="layout" svg:width="2.5cm" svg:height="0.9cm" svg:x="1.25cm" svg:y="2.05cm">
          <text:p/>
          <draw:enhanced-geometry svg:viewBox="0 0 21600 21600" draw:type="rectangle" draw:enhanced-path="M 0 0 L 21600 0 21600 21600 0 21600 0 0 Z N"/>
        </draw:custom-shape>
        <draw:line draw:style-name="gr51" draw:text-style-name="P7" draw:layer="layout" svg:x1="3.3cm" svg:y1="3.9cm" svg:x2="3.3cm" svg:y2="3.1cm">
          <text:p/>
        </draw:line>
        <draw:line draw:style-name="gr51" draw:text-style-name="P7" draw:layer="layout" svg:x1="3.3cm" svg:y1="1.9cm" svg:x2="3.3cm" svg:y2="1.1cm">
          <text:p/>
        </draw:line>
        <draw:line draw:style-name="gr51" draw:text-style-name="P7" draw:layer="layout" svg:x1="1.7cm" svg:y1="3.9cm" svg:x2="1.7cm" svg:y2="3.1cm">
          <text:p/>
        </draw:line>
        <draw:line draw:style-name="gr51" draw:text-style-name="P7" draw:layer="layout" svg:x1="1.7cm" svg:y1="1.9cm" svg:x2="1.7cm" svg:y2="1.1cm">
          <text:p/>
        </draw:line>
      </draw:page>
      <draw:page draw:name="page42"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3"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4"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page>
      <draw:page draw:name="page45"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page>
      <draw:page draw:name="page46"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line draw:style-name="gr57" draw:text-style-name="P7" draw:layer="layout" svg:x1="1.4cm" svg:y1="1.4cm" svg:x2="3.5cm" svg:y2="3.6cm">
          <text:p/>
        </draw:line>
        <draw:line draw:style-name="gr58" draw:text-style-name="P7" draw:layer="layout" svg:x1="1.4cm" svg:y1="1.4cm" svg:x2="3.5cm" svg:y2="3.6cm">
          <text:p/>
        </draw:line>
      </draw:page>
      <draw:page draw:name="page47"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742cm" svg:y="0.9cm" svg:viewBox="0 0 1516 3200" draw:points="549,3200 720,1785 0,1785 964,0 794,1411 1516,1411">
          <text:p/>
        </draw:polygon>
        <draw:line draw:style-name="gr57" draw:text-style-name="P7" draw:layer="layout" svg:x1="1.4cm" svg:y1="1.4cm" svg:x2="3.5cm" svg:y2="3.6cm">
          <text:p/>
        </draw:line>
        <draw:line draw:style-name="gr58" draw:text-style-name="P7" draw:layer="layout" svg:x1="1.4cm" svg:y1="1.4cm" svg:x2="3.5cm" svg:y2="3.6cm">
          <text:p/>
        </draw:line>
      </draw:page>
      <draw:page draw:name="page48" draw:style-name="dp1" draw:master-page-name="Standard">
        <draw:custom-shape draw:style-name="gr53"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442cm" svg:y="0.9cm" svg:viewBox="0 0 1516 3200" draw:points="549,3200 720,1785 0,1785 964,0 794,1411 1516,1411">
          <text:p/>
        </draw:polygon>
        <draw:path draw:style-name="gr56" draw:text-style-name="P23" draw:layer="layout" svg:width="0.942cm" svg:height="0.899cm" svg:x="2.475cm" svg:y="2.9cm" svg:viewBox="0 0 943 900" svg:d="M653 736h-363l-57 164h-233l333-900h277l333 900h-233zM348 569h247l-123-358z">
          <text:p/>
        </draw:path>
      </draw:page>
      <draw:page draw:name="page49" draw:style-name="dp1" draw:master-page-name="Standard">
        <draw:custom-shape draw:style-name="gr59"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6" draw:text-style-name="P2" draw:layer="layout" svg:width="1.515cm" svg:height="3.199cm" svg:x="1.442cm" svg:y="0.9cm" svg:viewBox="0 0 1516 3200" draw:points="549,3200 720,1785 0,1785 964,0 794,1411 1516,1411">
          <text:p/>
        </draw:polygon>
        <draw:path draw:style-name="gr56" draw:text-style-name="P23" draw:layer="layout" svg:width="0.942cm" svg:height="0.899cm" svg:x="2.475cm" svg:y="2.9cm" svg:viewBox="0 0 943 900" svg:d="M653 736h-363l-57 164h-233l333-900h277l333 900h-233zM348 569h247l-123-358z">
          <text:p/>
        </draw:path>
      </draw:page>
      <draw:page draw:name="page50" draw:style-name="dp1" draw:master-page-name="Standard">
        <draw:custom-shape draw:style-name="gr67" draw:text-style-name="P2" draw:layer="layout" svg:width="4.8cm" svg:height="4.8cm" svg:x="0.1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14" draw:layer="layout" svg:x1="0.2cm" svg:y1="2.5cm" svg:x2="4.8cm" svg:y2="2.5cm">
          <text:p/>
        </draw:line>
        <draw:line draw:style-name="gr45" draw:text-style-name="P14" draw:layer="layout" svg:x1="2.5cm" svg:y1="0.2cm" svg:x2="2.5cm" svg:y2="4.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6" draw:display-name="Gradient 16" draw:style="linear" draw:start-color="#cfe7f5" draw:end-color="#99ccff" draw:start-intensity="100%" draw:end-intensity="100%" draw:angle="0deg" draw:border="0%"/>
    <draw:gradient draw:name="Gradient_20_17" draw:display-name="Gradient 17" draw:style="linear" draw:start-color="#cfe7f5" draw:end-color="#99ccff" draw:start-intensity="100%" draw:end-intensity="100%" draw:angle="9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5-06T20:36:42.134037614</dc:date>
    <meta:editing-duration>PT2H26M7S</meta:editing-duration>
    <meta:editing-cycles>73</meta:editing-cycles>
    <meta:generator>LibreOffice/7.3.7.2$Linux_X86_64 LibreOffice_project/30$Build-2</meta:generator>
    <meta:document-statistic meta:object-count="246"/>
  </office:meta>
</office:document-meta>
</file>